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B2000003F160C455E58F362365.png" manifest:media-type="image/png"/>
  <manifest:file-entry manifest:full-path="Pictures/10000201000004E800000403406CF6705403F4B1.png" manifest:media-type="image/png"/>
  <manifest:file-entry manifest:full-path="Pictures/10000201000008760000051EBAC81D483374E519.png" manifest:media-type="image/png"/>
  <manifest:file-entry manifest:full-path="Pictures/100002010000060D000003CFD16473E51CD7BAA9.png" manifest:media-type="image/png"/>
  <manifest:file-entry manifest:full-path="Pictures/10000201000008E800000896A94CCFA008483A17.png" manifest:media-type="image/png"/>
  <manifest:file-entry manifest:full-path="Pictures/100002010000061D000003B33A7BF8A982AD1B87.png" manifest:media-type="image/png"/>
  <manifest:file-entry manifest:full-path="Pictures/100002010000065700000553510DA251BA014E4D.png" manifest:media-type="image/png"/>
  <manifest:file-entry manifest:full-path="Pictures/100002010000084F0000050291981B72BC7AA96E.png" manifest:media-type="image/png"/>
  <manifest:file-entry manifest:full-path="Pictures/100002010000061300000468FA26A70F078F2524.png" manifest:media-type="image/png"/>
  <manifest:file-entry manifest:full-path="Pictures/100002010000082C00000460CB83BC00FEFD9EE4.png" manifest:media-type="image/png"/>
  <manifest:file-entry manifest:full-path="Pictures/1000020100000626000004692F50A27429F54564.png" manifest:media-type="image/png"/>
  <manifest:file-entry manifest:full-path="Pictures/100000000000086000000620F5DECDDC7A2C0B8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33.4cm" svg:height="24.427cm" draw:transform="skewX (-0.00174532925199433) rotate (-0.00174532925199447) translate (-3cm -4.205cm)">
          <draw:image xlink:href="Pictures/100000000000086000000620F5DECDDC7A2C0B8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1" draw:text-style-name="P1" draw:layer="layout" svg:width="39.2cm" svg:height="23.856cm" svg:x="-5.8cm" svg:y="-3.656cm">
          <draw:image xlink:href="Pictures/100002010000061300000468FA26A70F078F25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8cm" svg:height="22cm" svg:x="-4.6cm" svg:y="-3.6cm">
          <draw:image xlink:href="Pictures/100002010000065700000553510DA251BA014E4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4.6cm" svg:height="19.932cm" svg:x="-2.8cm" svg:y="-2.132cm">
          <draw:image xlink:href="Pictures/10000201000008E800000896A94CCFA008483A1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9.2cm" svg:height="26cm" svg:x="-6cm" svg:y="-5.6cm">
          <draw:image xlink:href="Pictures/1000020100000626000004692F50A27429F5456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9cm" svg:height="27.4cm" svg:x="-5.4cm" svg:y="-5.2cm">
          <draw:image xlink:href="Pictures/100002010000060D000003CFD16473E51CD7BAA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5.6cm" svg:height="23.904cm" svg:x="-4cm" svg:y="-3.704cm">
          <draw:image xlink:href="Pictures/100002010000084F0000050291981B72BC7AA96E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5cm" svg:height="22.4cm" svg:x="-3.2cm" svg:y="-3.2cm">
          <draw:image xlink:href="Pictures/100002010000082C00000460CB83BC00FEFD9EE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8.8cm" svg:height="29.2cm" svg:x="-5.2cm" svg:y="-7.4cm">
          <draw:image xlink:href="Pictures/10000201000006B2000003F160C455E58F36236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9.4cm" svg:height="27.078cm" svg:x="-5.4cm" svg:y="-6.2cm">
          <draw:image xlink:href="Pictures/100002010000061D000003B33A7BF8A982AD1B87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35cm" svg:height="22.33cm" svg:x="-3.8cm" svg:y="-3.33cm">
          <draw:image xlink:href="Pictures/10000201000008760000051EBAC81D483374E51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42.4cm" svg:height="27.475cm" svg:x="-7cm" svg:y="-5.4cm">
          <draw:image xlink:href="Pictures/10000201000004E800000403406CF6705403F4B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5:39:04.082416184</meta:creation-date>
    <dc:date>2021-12-15T16:28:39.487499759</dc:date>
    <meta:editing-duration>PT28M24S</meta:editing-duration>
    <meta:editing-cycles>3</meta:editing-cycles>
    <meta:generator>LibreOffice/6.4.7.2$Linux_X86_64 LibreOffice_project/40$Build-2</meta:generator>
    <meta:document-statistic meta:object-count="57"/>
  </office:meta>
</office:document-meta>
</file>